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7D0000009C40988ABA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6cm, 1.746cm, 2.389cm, 3.013cm)" draw:image-opacity="100%" style:mirror="none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svg:stroke-width="0.081cm" svg:stroke-color="#000000" draw:marker-start-width="0.321cm" draw:marker-end="Arrowheads_20_3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25.349cm" svg:x="1cm" svg:y="1cm">
          <draw:image xlink:href="Pictures/10000000000007D0000009C40988ABAE.png" xlink:type="simple" xlink:show="embed" xlink:actuate="onLoad" draw:mime-type="image/png">
            <text:p/>
          </draw:image>
        </draw:frame>
        <draw:custom-shape draw:style-name="gr2" draw:text-style-name="P2" draw:layer="layout" svg:width="0.3cm" svg:height="0.3cm" svg:x="10.803cm" svg:y="21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2.504cm" svg:y="21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svg:title>TexMaths</svg:title>
          <svg:desc>36§display§C_{f}§svg§600§FALSE§</svg:desc>
          <draw:path draw:style-name="gr4" draw:text-style-name="P3" draw:layer="layout" svg:width="1.303cm" svg:height="1.126cm" svg:x="10.207cm" svg:y="22.409cm" svg:viewBox="0 0 1304 1127" svg:d="M0 0c435 0 869 0 1304 0 0 376 0 751 0 1127-435 0-869 0-1304 0 0-376 0-751 0-1127z">
            <text:p/>
          </draw:path>
          <draw:path draw:style-name="gr5" draw:text-style-name="P4" draw:layer="layout" svg:width="0.893cm" svg:height="0.914cm" svg:x="10.207cm" svg:y="22.345cm" svg:viewBox="0 0 894 915" svg:d="M894 14c0-3-3-14-14-14-4 0-7 4-22 14-28 33-57 65-86 97-11-18-68-111-208-111-280 0-564 280-564 571 0 208 147 344 341 344 108 0 205-50 270-107 118-104 140-219 140-223 0-11-10-7-15-11-7 0-14 0-18 11-10 36-39 126-125 197-87 72-166 94-234 94-111 0-244-65-244-262 0-72 25-277 151-424 75-86 194-151 309-151 125 0 201 97 201 245 0 50-4 52-4 64 0 13 15 11 18 11 18 0 18-4 22-25 27-107 55-213 82-320z">
            <text:p/>
          </draw:path>
          <draw:path draw:style-name="gr5" draw:text-style-name="P4" draw:layer="layout" svg:width="0.466cm" svg:height="0.799cm" svg:x="11.108cm" svg:y="22.801cm" svg:viewBox="0 0 467 800" svg:d="M291 273c30 0 60 0 90 0 14 0 28 0 28-22 0-11-14-11-28-11-28 0-55 0-83 0 22-111 29-150 36-175 4-22 22-40 43-40 4 0 25 0 43 11-36 11-39 43-39 47 0 21 14 32 36 32 21 0 50-18 50-50 0-43-43-65-90-65-39 0-82 22-104 65-18 36-25 75-43 175-24 0-48 0-72 0-14 0-29 0-29 18 0 15 15 15 29 15 22 0 43 0 65 0 0 3-58 323-76 416-7 18-21 86-64 86-12-3-22 0-36-10 36-11 36-44 36-47 0-22-15-36-33-36-25 0-50 22-50 54 0 39 40 64 83 64 57 0 97-57 107-79 33-57 51-165 54-175 16-91 31-182 47-273z">
            <text:p/>
          </draw:path>
        </draw:g>
        <draw:g draw:style-name="gr3">
          <svg:title>TexMaths</svg:title>
          <svg:desc>36§display§C_{f0}§svg§600§FALSE§</svg:desc>
          <draw:path draw:style-name="gr4" draw:text-style-name="P3" draw:layer="layout" svg:width="1.818cm" svg:height="1.126cm" svg:x="12.708cm" svg:y="22.211cm" svg:viewBox="0 0 1819 1127" svg:d="M0 0c606 0 1212 0 1819 0 0 376 0 751 0 1127-607 0-1213 0-1819 0 0-376 0-751 0-1127z">
            <text:p/>
          </draw:path>
          <draw:path draw:style-name="gr5" draw:text-style-name="P4" draw:layer="layout" svg:width="0.894cm" svg:height="0.914cm" svg:x="12.708cm" svg:y="22.147cm" svg:viewBox="0 0 895 915" svg:d="M895 14c0-3-4-14-14-14-4 0-8 4-18 14-30 33-60 65-90 97-11-18-69-111-209-111-280 0-564 280-564 571 0 208 147 344 341 344 108 0 205-50 274-107 115-104 136-219 136-223 0-11-11-11-14-11-7 0-15 0-18 11-11 36-40 126-126 197-86 72-165 94-234 94-111 0-244-65-244-262 0-72 25-277 151-424 75-86 194-151 309-151 126 0 201 97 201 245 0 50-3 52-3 64 0 13 14 11 18 11 18 0 18-4 25-25 26-107 53-213 79-320z">
            <text:p/>
          </draw:path>
          <draw:path draw:style-name="gr5" draw:text-style-name="P4" draw:layer="layout" svg:width="0.466cm" svg:height="0.799cm" svg:x="13.61cm" svg:y="22.603cm" svg:viewBox="0 0 467 800" svg:d="M295 273c28 0 57 0 86 0 18 0 29 0 29-22 0-11-11-11-29-11-28 0-55 0-83 0 22-111 29-150 36-175 4-22 25-40 47-40 13 4 22 0 40 11-36 11-40 43-40 47 0 21 14 32 36 32 25 0 50-18 50-50 0-43-43-65-86-65-40 0-83 22-108 65-18 36-25 75-43 175-23 0-46 0-68 0-18 0-29 0-29 18 0 15 11 15 25 15 22 0 43 0 65 0 0 3-54 323-76 416-3 18-21 86-61 86-3 0-25 0-39-10 36-11 39-44 39-47 0-22-18-36-36-36-25 0-50 22-50 54 0 39 40 64 86 64 54 0 94-57 104-79 33-57 54-165 54-175 17-91 34-182 51-273z">
            <text:p/>
          </draw:path>
          <draw:path draw:style-name="gr5" draw:text-style-name="P4" draw:layer="layout" svg:width="0.409cm" svg:height="0.602cm" svg:x="14.181cm" svg:y="22.639cm" svg:viewBox="0 0 410 603" svg:d="M410 305c0-97-11-169-54-230-25-39-83-75-151-75-205 0-205 242-205 305s0 298 205 298 205-237 205-298zM205 578c-40 0-94-25-112-97-14-50-14-126-14-190 0-65 0-129 14-180 18-68 76-86 112-86 47 0 93 29 108 79 14 47 14 111 14 187 0 64 0 133-11 186-18 79-75 101-111 101z">
            <text:p/>
          </draw:path>
        </draw:g>
        <draw:path draw:style-name="gr6" draw:text-style-name="P5" draw:layer="layout" svg:width="0.696cm" svg:height="0.407cm" draw:transform="skewX (-1.03829637201143) rotate (0.330216294477327) translate (10.9655954576711cm 21.440502905299cm)" svg:viewBox="0 0 697 408" svg:d="M697 408c-497 1-697-408-697-408">
          <text:p/>
        </draw:path>
        <draw:g draw:style-name="gr3">
          <svg:title>TexMaths</svg:title>
          <svg:desc>36§display§\beta§svg§600§FALSE§</svg:desc>
          <draw:path draw:style-name="gr4" draw:text-style-name="P3" draw:layer="layout" svg:width="0.59cm" svg:height="1cm" svg:x="11.268cm" svg:y="20.035cm" svg:viewBox="0 0 591 1001" svg:d="M0 0c197 0 394 0 591 0 0 334 0 667 0 1001-197 0-394 0-591 0 0-334 0-667 0-1001z">
            <text:p/>
          </draw:path>
          <draw:path draw:style-name="gr5" draw:text-style-name="P4" draw:layer="layout" svg:width="0.683cm" svg:height="1.129cm" svg:x="11.24cm" svg:y="19.97cm" svg:viewBox="0 0 684 1130" svg:d="M684 172c0-93-68-172-172-172-71 0-107 22-150 54-68 50-136 172-161 265-67 266-134 531-201 797 0 7 9 14 18 14s14-4 14-7c29-115 58-230 86-345 25 76 81 122 172 122 92 0 186-46 240-100 61-57 100-140 100-230 0-93-46-157-89-190 72-39 143-118 143-208zM459 380c-15 7-29 7-61 7-18 0-43 4-54-3 3-11 46-11 61-11 25 0 39 0 54 7zM613 143c0 87-47 180-111 216-33-11-58-15-97-15-25 0-97 0-97 40 0 36 65 32 86 32 47 0 65 0 104-14 46 43 54 82 54 140 3 71-25 168-61 215-50 68-133 115-204 115-97 0-144-72-144-162 0-14 0-32 7-57 27-105 53-211 79-316 29-107 118-308 269-308 72 0 115 39 115 11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08:24:20.476000000</meta:creation-date>
    <dc:date>2025-03-02T08:30:06.196000000</dc:date>
    <meta:editing-duration>PT5M44S</meta:editing-duration>
    <meta:editing-cycles>5</meta:editing-cycles>
    <meta:generator>LibreOffice/7.6.4.1$Windows_X86_64 LibreOffice_project/e19e193f88cd6c0525a17fb7a176ed8e6a3e2aa1</meta:generator>
    <meta:document-statistic meta:object-count="16"/>
  </office:meta>
</office:document-meta>
</file>